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5 </text:p>
      <text:p text:style-name="P1"/>
      <text:p text:style-name="P1">Protokoll 28.06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1542338877732133810" text:style-name="L1">
        <text:list-header>
          <text:p text:style-name="P4"/>
          <text:p text:style-name="P4"/>
        </text:list-header>
        <text:list-item>
          <text:p text:style-name="P4">Serverseitige Implementation der Methoden für die Alleinstellungsmerkmale (Spiel starten / Matchmaking und Kommentare für die Diskussionsrunde )</text:p>
          <text:list>
            <text:list-item>
              <text:p text:style-name="P4">Aufgrund von Zeitmangel war nur die serverseitige Implementation möglich ! Clientseitig fehlt bis dato ! Auch konnten diese Methoden nicht getestet werden.</text:p>
            </text:list-item>
            <text:list-item>
              <text:p text:style-name="P4">Es handelt sich hierbei um die Methoden </text:p>
              <text:list>
                <text:list-item>
                  <text:p text:style-name="P4">“createkommentar“ in Ressource de.fhkoeln.gm.eis.ss15.learn2quiz.service.rest.KommentarRest</text:p>
                </text:list-item>
                <text:list-item>
                  <text:p text:style-name="P4">“notifyUserComment“ im GameHandler </text:p>
                  <text:p text:style-name="P4">de.fhkoeln.gm.eis.ss15.learn2quiz.GameHandler</text:p>
                </text:list-item>
                <text:list-item>
                  <text:p text:style-name="P4">“startSession“ in Ressource</text:p>
                  <text:p text:style-name="P4">de.fhkoeln.gm.eis.ss15.learn2quiz.service.rest.SessionRest</text:p>
                </text:list-item>
                <text:list-item>
                  <text:p text:style-name="P4">“newSession“ im Gamehandler</text:p>
                  <text:p text:style-name="P4">de.fhkoeln.gm.eis.ss15.learn2quiz.GameHandler</text:p>
                </text:list-item>
              </text:list>
            </text:list-item>
          </text:list>
        </text:list-item>
      </text:list>
      <text:p text:style-name="P1"/>
      <text:list xml:id="list36460081" text:continue-numbering="true" text:style-name="L1">
        <text:list-item>
          <text:p text:style-name="P4">Es wird heute noch versucht die Clientseitige Methode für das Alleinstellungsmerkmal Spiel starten / Matchmaking zu implementieren.</text:p>
        </text:list-item>
      </text:list>
      <text:p text:style-name="P1"/>
      <text:list xml:id="list36466821" text:continue-numbering="true" text:style-name="L1">
        <text:list-header>
          <text:p text:style-name="P4"><text:tab/><text:tab/><text:tab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29T16:23:43.18</dc:date>
    <dc:creator>Banani </dc:creator>
    <meta:editing-duration>PT25M50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0" meta:word-count="125" meta:character-count="1077"/>
  </office:meta>
</office:document-meta>
</file>